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96c" officeooo:paragraph-rsid="0014d96c"/>
    </style:style>
    <style:style style:name="P2" style:family="paragraph" style:parent-style-name="Standard">
      <style:text-properties officeooo:rsid="0015fd7d" officeooo:paragraph-rsid="0015fd7d"/>
    </style:style>
    <style:style style:name="P3" style:family="paragraph" style:parent-style-name="Preformatted_20_Text">
      <style:paragraph-properties fo:margin-left="0in" fo:margin-right="0in" fo:margin-top="0in" fo:margin-bottom="0in" loext:contextual-spacing="false" fo:text-indent="0in" style:auto-text-indent="false" fo:padding="0in" fo:border="none"/>
      <style:text-properties officeooo:paragraph-rsid="0014d96c" loext:padding="0in" loext:border="none"/>
    </style:style>
    <style:style style:name="P4" style:family="paragraph" style:parent-style-name="Preformatted_20_Text">
      <style:paragraph-properties fo:margin-left="0in" fo:margin-right="0in" fo:margin-top="0in" fo:margin-bottom="0in" loext:contextual-spacing="false" fo:text-indent="0in" style:auto-text-indent="false" fo:padding="0in" fo:border="none"/>
      <style:text-properties officeooo:rsid="0014d96c" officeooo:paragraph-rsid="0014d96c" loext:padding="0in" loext:border="none"/>
    </style:style>
    <style:style style:name="P5" style:family="paragraph" style:parent-style-name="Preformatted_20_Text">
      <style:paragraph-properties fo:margin-top="0in" fo:margin-bottom="0in" loext:contextual-spacing="false" fo:padding="0in" fo:border="none"/>
      <style:text-properties officeooo:paragraph-rsid="0014d96c" loext:padding="0in" loext:border="none"/>
    </style:style>
    <style:style style:name="P6" style:family="paragraph" style:parent-style-name="Preformatted_20_Text">
      <style:paragraph-properties fo:margin-top="0in" fo:margin-bottom="0in" loext:contextual-spacing="false" fo:padding="0in" fo:border="none"/>
      <style:text-properties officeooo:rsid="0014d96c" officeooo:paragraph-rsid="0014d96c" loext:padding="0in" loext:border="none"/>
    </style:style>
    <style:style style:name="T1" style:family="text">
      <style:text-properties style:font-name="Ubuntu Mono" fo:font-size="10.3999996185303pt"/>
    </style:style>
    <style:style style:name="T2" style:family="text">
      <style:text-properties style:font-name="Ubuntu Mono" fo:font-size="10.3999996185303pt" officeooo:rsid="0014d96c"/>
    </style:style>
    <style:style style:name="T3" style:family="text">
      <style:text-properties style:font-name="Liberation Serif" fo:font-size="12pt" style:font-size-asian="12pt" style:font-size-complex="12pt"/>
    </style:style>
    <style:style style:name="T4" style:family="text">
      <style:text-properties style:font-name="Liberation Serif" fo:font-size="12pt" style:font-size-asian="12pt" style:font-size-complex="12pt" loext:padding="0in" loext:border="none"/>
    </style:style>
    <style:style style:name="T5" style:family="text">
      <style:text-properties officeooo:rsid="0015fd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P3"><text:span text:style-name="T2">*Ballot is taken to be synonymous with ballot measure</text:span></text:p>
      <text:p text:style-name="P3"><text:span text:style-name="T2"/></text:p>
      <text:p text:style-name="P3"><text:span text:style-name="T1">Corp_Count: <text:s text:c="4"/></text:span></text:p>
      <text:p text:style-name="P3"><text:span text:style-name="T2">A count of how much corporate money was spent per resident of the state</text:span></text:p>
      <text:p text:style-name="P3"><text:span text:style-name="T1"/></text:p>
      <text:p text:style-name="P3"><text:span text:style-name="T1">Other_Party:<text:tab/> <text:s/></text:span></text:p>
      <text:p text:style-name="P3"><text:span text:style-name="T2">The name of the opposition party</text:span><text:span text:style-name="T1"> <text:s text:c="6"/></text:span></text:p>
      <text:p text:style-name="P3"><text:span text:style-name="T1"/></text:p>
      <text:p text:style-name="P3"><text:span text:style-name="T1">Party_Support: <text:s text:c="2"/></text:span></text:p>
      <text:p text:style-name="P3"><text:span text:style-name="T2">The name of the party supporting this ballot</text:span></text:p>
      <text:p text:style-name="P3"><text:span text:style-name="T2"/></text:p>
      <text:p text:style-name="P3"><text:span text:style-name="T1"><text:s/></text:span></text:p>
      <text:p text:style-name="P3"><text:span text:style-name="T1">Passed:</text:span></text:p>
      <text:p text:style-name="P3"><text:span text:style-name="T2">Indicator of whether the ballot passed or not</text:span></text:p>
      <text:p text:style-name="P3"><text:span text:style-name="T2"/></text:p>
      <text:p text:style-name="P3"><text:span text:style-name="T1"><text:s text:c="4"/></text:span></text:p>
      <text:p text:style-name="P3"><text:span text:style-name="T1">State_Median_Income:</text:span></text:p>
      <text:p text:style-name="P4"><text:span text:style-name="T1">The median household income for the state</text:span></text:p>
      <text:p text:style-name="P4"><text:span text:style-name="T1"/></text:p>
      <text:p text:style-name="P4"><text:span text:style-name="T1"/></text:p>
      <text:p text:style-name="P3"><text:span text:style-name="T1">State_Of_Ballot:</text:span></text:p>
      <text:p text:style-name="P3"><text:span text:style-name="T2">The state the ballot is being voted in</text:span></text:p>
      <text:p text:style-name="P3"><text:span text:style-name="T2"/></text:p>
      <text:p text:style-name="P3"><text:span text:style-name="T1"><text:s text:c="4"/></text:span></text:p>
      <text:p text:style-name="P3"><text:span text:style-name="T1">State_Party:</text:span></text:p>
      <text:p text:style-name="P3"><text:span text:style-name="T2">The name of the biggest party in the state</text:span></text:p>
      <text:p text:style-name="P3"><text:span text:style-name="T2"/></text:p>
      <text:p text:style-name="P3"><text:span text:style-name="T1"><text:s text:c="2"/></text:span></text:p>
      <text:p text:style-name="P3"><text:span text:style-name="T1">State_Party_Percent:</text:span></text:p>
      <text:p text:style-name="P4"><text:span text:style-name="T1">The percent of voters in the state registered with the State_Party</text:span></text:p>
      <text:p text:style-name="P4"><text:span text:style-name="T1"/></text:p>
      <text:p text:style-name="P3"><text:span text:style-name="T1">foreign_influence_ration:</text:span></text:p>
      <text:p text:style-name="P4"><text:span text:style-name="T1">The proportion of contributions coming from in-state vs out-of-state</text:span></text:p>
      <text:p text:style-name="P3"><text:span text:style-name="T1"/></text:p>
      <text:p text:style-name="P5"><text:span text:style-name="T1">pop_percent_contrib:</text:span></text:p>
      <text:p text:style-name="P6"><text:span text:style-name="T1">The percent of the population that contributed to this ballot</text:span></text:p>
      <text:p text:style-name="P5"><text:span text:style-name="T1"/></text:p>
      <text:p text:style-name="P5"><text:span text:style-name="T1">State_Party_Supported:</text:span></text:p>
      <text:p text:style-name="P6"><text:span text:style-name="T1">Was this ballot backed by the State_Party</text:span></text:p>
      <text:p text:style-name="Standard"/>
      <text:p text:style-name="Standard"/>
      <text:p text:style-name="Standard"/>
      <text:p text:style-name="P1">For this project I tried to use real data and capture real relationships where ever possible. Some real relationships is:</text:p>
      <text:p text:style-name="P1">-The influence of money on the electorate (<text:span text:style-name="T5">ie. </text:span>Corp_Count<text:span text:style-name="T5">)</text:span></text:p>
      <text:p text:style-name="P1">-Voter enthusiasm as shown through donations (ie. pop_percent_contrib)</text:p>
      <text:p text:style-name="P1">- Backlash to knowledge of foreign influence (i<text:span text:style-name="T3">e. </text:span><text:span text:style-name="T4">foreign_influence_ration)</text:span></text:p>
      <text:p text:style-name="P1"><text:span text:style-name="T4">- Party dominance ( ie. State_Party_Percent and State_Party_Support)</text:span></text:p>
      <text:p text:style-name="P1">- <text:span text:style-name="T5">Economic Factors (ie. State_Median_Income)</text:span></text:p>
      <text:p text:style-name="P1"/>
      <text:p text:style-name="P2">As you can tell from the code some of these are not based on simple characteristics of the ballot but aggregate measures of the contributors and population. More measures may be determined to be useful in the future.</text:p>
      <text:p text:style-name="P2"/>
      <text:p text:style-name="P2">Bayesian Nets work faster with categorical variables, so all continuous variables where relabeled based on the range it fell in.</text:p>
      <text:p text:style-name="P2">The visualization shows what factors change the likelihood that a ballot will pass and what influences those factors. As you can see it reflects the relationships that were coded pretty well. Ideally this would <text:soft-page-break/>be done on all the data in the database or context specific data (example: all data on ballots in Georgia between 2006-2020). This network is query-able as well, so you can determine what is the likelihood of a ballot passing given one or more known variables. So this can help people figure out things like ballots passing due to support of a particular company, or due to an average contribution amount from individual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02:22:37.044892048</meta:creation-date>
    <dc:date>2019-05-29T02:47:36.164970262</dc:date>
    <meta:editing-duration>PT8S</meta:editing-duration>
    <meta:editing-cycles>1</meta:editing-cycles>
    <meta:document-statistic meta:table-count="0" meta:image-count="0" meta:object-count="0" meta:page-count="2" meta:paragraph-count="36" meta:word-count="342" meta:character-count="2228" meta:non-whitespace-character-count="1889"/>
    <meta:generator>LibreOffice/6.0.7.3$Linux_X86_64 LibreOffice_project/00m0$Build-3</meta:generator>
  </office:meta>
</office:document-meta>
</file>